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Отчет">
        <table:table-row>
          <table:table-cell office:value-type="string">
            <text:p>№ п/п</text:p>
          </table:table-cell>
          <table:table-cell office:value-type="string">
            <text:p>Дата</text:p>
          </table:table-cell>
          <table:table-cell office:value-type="string">
            <text:p>Время</text:p>
          </table:table-cell>
          <table:table-cell office:value-type="string">
            <text:p>Адрес</text:p>
          </table:table-cell>
          <table:table-cell office:value-type="string">
            <text:p>Пар-я</text:p>
          </table:table-cell>
          <table:table-cell office:value-type="string">
            <text:p>Этаж</text:p>
          </table:table-cell>
          <table:table-cell office:value-type="string">
            <text:p>Кв.</text:p>
          </table:table-cell>
          <table:table-cell office:value-type="string">
            <text:p>Заявитель</text:p>
          </table:table-cell>
          <table:table-cell office:value-type="string">
            <text:p>Телефон</text:p>
          </table:table-cell>
          <table:table-cell office:value-type="string">
            <text:p>Сообщение</text:p>
          </table:table-cell>
          <table:table-cell office:value-type="string">
            <text:p>Примечание</text:p>
          </table:table-cell>
          <table:table-cell office:value-type="string">
            <text:p>Диспетчер</text:p>
          </table:table-cell>
          <table:table-cell office:value-type="string">
            <text:p>Передано</text:p>
          </table:table-cell>
          <table:table-cell office:value-type="string">
            <text:p>Исполнение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2022-07-29</text:p>
          </table:table-cell>
          <table:table-cell office:value-type="string">
            <text:p>14:53</text:p>
          </table:table-cell>
          <table:table-cell office:value-type="string">
            <text:p>Гражданская ул. д. 17/13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Петр Семенович</text:p>
          </table:table-cell>
          <table:table-cell office:value-type="string">
            <text:p>89116665577</text:p>
          </table:table-cell>
          <table:table-cell office:value-type="string">
            <text:p>В кухне, в ванной и в прихожей нет ЦО, с 01.05.2022 г.</text:p>
          </table:table-cell>
          <table:table-cell office:value-type="string">
            <text:p>004</text:p>
          </table:table-cell>
          <table:table-cell office:value-type="string">
            <text:p>Новик О.А.</text:p>
          </table:table-cell>
          <table:table-cell office:value-type="string">
            <text:p>Передано в УК 18:24</text:p>
          </table:table-cell>
          <table:table-cell office:value-type="string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2022-08-01</text:p>
          </table:table-cell>
          <table:table-cell office:value-type="string">
            <text:p>18:00</text:p>
          </table:table-cell>
          <table:table-cell office:value-type="string">
            <text:p>Аммермана ул. д. 44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32</text:p>
          </table:table-cell>
          <table:table-cell office:value-type="string">
            <text:p>Четвертый Семен Юрьевич</text:p>
          </table:table-cell>
          <table:table-cell office:value-type="string">
            <text:p>89090005511</text:p>
          </table:table-cell>
          <table:table-cell office:value-type="string">
            <text:p>Подвала нет, в подъезде влажность, сильное парение, источник неизвестен.</text:p>
          </table:table-cell>
          <table:table-cell office:value-type="string">
            <text:p>004</text:p>
          </table:table-cell>
          <table:table-cell office:value-type="string">
            <text:p>Беляева А.А.</text:p>
          </table:table-cell>
          <table:table-cell office:value-type="string">
            <text:p>Передано в ООН в 18:01</text:p>
          </table:table-cell>
          <table:table-cell office:value-type="string">
            <text:p>Отключено 2 жил.дома от Цо по адресам Посадская 8/36 и Посадская 10/51. Дефект розлива цо под полом в д.8/36-растекается в квартиры. 13.03.2022 Запустили, но сразу же отключили, так как жельцы жаловались, так как полы горячиеДефект устранен 14.03.22 в 13.15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2022-08-03</text:p>
          </table:table-cell>
          <table:table-cell office:value-type="string">
            <text:p>12:32</text:p>
          </table:table-cell>
          <table:table-cell office:value-type="string">
            <text:p>Ленина пр. д. 57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Степан</text:p>
          </table:table-cell>
          <table:table-cell office:value-type="string">
            <text:p>4350008</text:p>
          </table:table-cell>
          <table:table-cell office:value-type="string">
            <text:p>Тр-ся установить домофон в парадной. На л/кл регулярно проводят время подростки и занимаются вандализмом(рисуют свастику на стенах). </text:p>
          </table:table-cell>
          <table:table-cell office:value-type="string">
            <text:p>Телефонное обращение в ГКУЖА</text:p>
          </table:table-cell>
          <table:table-cell office:value-type="string">
            <text:p>Беляева А.А.</text:p>
          </table:table-cell>
          <table:table-cell office:value-type="string">
            <text:p>Передано в УК 12:40</text:p>
          </table:table-cell>
          <table:table-cell office:value-type="string">
            <text:p>Установили через час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2022-08-05</text:p>
          </table:table-cell>
          <table:table-cell office:value-type="string">
            <text:p>13:43</text:p>
          </table:table-cell>
          <table:table-cell office:value-type="string">
            <text:p>Кронштадтская ул. д. 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Елена Леонидовна</text:p>
          </table:table-cell>
          <table:table-cell office:value-type="string">
            <text:p>89805557788</text:p>
          </table:table-cell>
          <table:table-cell office:value-type="string">
            <text:p>Не убирается от снега, наледи дворовая территория</text:p>
          </table:table-cell>
          <table:table-cell office:value-type="string">
            <text:p>ДС Администрации</text:p>
          </table:table-cell>
          <table:table-cell office:value-type="string">
            <text:p>Беляева А.А.</text:p>
          </table:table-cell>
          <table:table-cell office:value-type="string">
            <text:p>Передано в УК в 14.14</text:p>
          </table:table-cell>
          <table:table-cell office:value-type="string">
            <text:p>Работы выполнены 14.08.2022 в 19.3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2022-08-15</text:p>
          </table:table-cell>
          <table:table-cell office:value-type="string">
            <text:p>18:27</text:p>
          </table:table-cell>
          <table:table-cell office:value-type="string">
            <text:p>Якорная пл. корп. А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Безфамильный Некто</text:p>
          </table:table-cell>
          <table:table-cell office:value-type="string">
            <text:p>89112224499</text:p>
          </table:table-cell>
          <table:table-cell office:value-type="string">
            <text:p>Тестовое обращение в нашу организацию</text:p>
          </table:table-cell>
          <table:table-cell office:value-type="string">
            <text:p>Звонок был коротким</text:p>
          </table:table-cell>
          <table:table-cell office:value-type="string">
            <text:p>Иванова Л.П.</text:p>
          </table:table-cell>
          <table:table-cell office:value-type="string">
            <text:p>Передали исполнителю в 19:00 </text:p>
          </table:table-cell>
          <table:table-cell office:value-type="string">
            <text:p>Исполнено. Закрыто.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2022-08-15</text:p>
          </table:table-cell>
          <table:table-cell office:value-type="string">
            <text:p>20:36</text:p>
          </table:table-cell>
          <table:table-cell office:value-type="string">
            <text:p>Посадская ул. д. 47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234</text:p>
          </table:table-cell>
          <table:table-cell office:value-type="string">
            <text:p>Длиннофамильный Длинноимен да еще и с отчеством</text:p>
          </table:table-cell>
          <table:table-cell office:value-type="string">
            <text:p>89077774411</text:p>
          </table:table-cell>
          <table:table-cell office:value-type="string">
            <text:p>Сокращено изменениями 16.08.22</text:p>
            <text:p>Тестовое обращение с проверкой на большой размер контента.Тестовое обращение с проверкой на большой размер контента.Тестовое обращение с проверкой на большой размер контента.Тестовое обращение с проверкой на большой размер контента.Тестовое обращение с проверкой на большой размер контента.</text:p>
          </table:table-cell>
          <table:table-cell office:value-type="string">
            <text:p>Оно есть</text:p>
          </table:table-cell>
          <table:table-cell office:value-type="string">
            <text:p>Фриауф Т.В.</text:p>
          </table:table-cell>
          <table:table-cell office:value-type="string">
            <text:p>Время идет</text:p>
          </table:table-cell>
          <table:table-cell office:value-type="string">
            <text:p>Считаем, что отметка выставлена.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2022-08-15</text:p>
          </table:table-cell>
          <table:table-cell office:value-type="string">
            <text:p>23:25</text:p>
          </table:table-cell>
          <table:table-cell office:value-type="string">
            <text:p>Сургина ул. д. 1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56</text:p>
          </table:table-cell>
          <table:table-cell office:value-type="string">
            <text:p>Сидорова Елена</text:p>
          </table:table-cell>
          <table:table-cell office:value-type="string">
            <text:p>89001112233</text:p>
          </table:table-cell>
          <table:table-cell office:value-type="string">
            <text:p>Продолжаем тестировать программу. </text:p>
          </table:table-cell>
          <table:table-cell office:value-type="string">
            <text:p>Обращение при тестировании</text:p>
          </table:table-cell>
          <table:table-cell office:value-type="string">
            <text:p>Новик О.А.</text:p>
          </table:table-cell>
          <table:table-cell office:value-type="string">
            <text:p>23:30 передано в обработку</text:p>
          </table:table-cell>
          <table:table-cell office:value-type="string">
            <text:p>Завершено. Обновлено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2022-08-16</text:p>
          </table:table-cell>
          <table:table-cell office:value-type="string">
            <text:p>00:47</text:p>
          </table:table-cell>
          <table:table-cell office:value-type="string">
            <text:p>Аммермана ул. д. 15/1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Петров</text:p>
          </table:table-cell>
          <table:table-cell office:value-type="string">
            <text:p>4358877</text:p>
          </table:table-cell>
          <table:table-cell office:value-type="string">
            <text:p>Обращение тестового характера 1</text:p>
            <text:p>Обращение тестового характера 2</text:p>
            <text:p>Обращение тестового характера 3</text:p>
          </table:table-cell>
          <table:table-cell office:value-type="string">
            <text:p>Должно быть, но</text:p>
          </table:table-cell>
          <table:table-cell office:value-type="string">
            <text:p>Иванова Л.П.</text:p>
          </table:table-cell>
          <table:table-cell office:value-type="string">
            <text:p>Ночью передавали и радовались</text:p>
          </table:table-cell>
          <table:table-cell office:value-type="string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2022-08-17</text:p>
          </table:table-cell>
          <table:table-cell office:value-type="string">
            <text:p>04:03</text:p>
          </table:table-cell>
          <table:table-cell office:value-type="string">
            <text:p>Гражданская ул. д. 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9</text:p>
          </table:table-cell>
          <table:table-cell office:value-type="string">
            <text:p>Картошкин Егор</text:p>
          </table:table-cell>
          <table:table-cell office:value-type="string">
            <text:p>3112211</text:p>
          </table:table-cell>
          <table:table-cell office:value-type="string">
            <text:p>Жалоба на соседей которые жируют и веселятся до глубокой ночи.</text:p>
          </table:table-cell>
          <table:table-cell office:value-type="string">
            <text:p>Заявитель был грустный</text:p>
          </table:table-cell>
          <table:table-cell office:value-type="string">
            <text:p>Фриауф Т.В.</text:p>
          </table:table-cell>
          <table:table-cell office:value-type="string">
            <text:p>В полицию передали в 5:00</text:p>
          </table:table-cell>
          <table:table-cell office:value-type="string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2022-08-18</text:p>
          </table:table-cell>
          <table:table-cell office:value-type="string">
            <text:p>02:41</text:p>
          </table:table-cell>
          <table:table-cell office:value-type="string">
            <text:p>Красная ул. д. 17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Сергеев А.И.</text:p>
          </table:table-cell>
          <table:table-cell office:value-type="string">
            <text:p>89008007060</text:p>
          </table:table-cell>
          <table:table-cell office:value-type="string">
            <text:p>Обращение для тестирования. Жалоба - тест.</text:p>
          </table:table-cell>
          <table:table-cell office:value-type="string">
            <text:p>Передано устно</text:p>
          </table:table-cell>
          <table:table-cell office:value-type="string">
            <text:p>Мазурова Е.А.</text:p>
          </table:table-cell>
          <table:table-cell office:value-type="string">
            <text:p>Три часа ночи</text:p>
          </table:table-cell>
          <table:table-cell office:value-type="string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2022-08-18</text:p>
          </table:table-cell>
          <table:table-cell office:value-type="string">
            <text:p>04:43</text:p>
          </table:table-cell>
          <table:table-cell office:value-type="string">
            <text:p>Мануильского ул. д. 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2</text:p>
          </table:table-cell>
          <table:table-cell office:value-type="string">
            <text:p>Поддубный Семен</text:p>
          </table:table-cell>
          <table:table-cell office:value-type="string">
            <text:p>89212113243</text:p>
          </table:table-cell>
          <table:table-cell office:value-type="string">
            <text:p>Обращение для тестовой проверки.</text:p>
          </table:table-cell>
          <table:table-cell office:value-type="string">
            <text:p>Передано голубиной почтой</text:p>
          </table:table-cell>
          <table:table-cell office:value-type="string">
            <text:p>Мазурова Е.А.</text:p>
          </table:table-cell>
          <table:table-cell office:value-type="string">
            <text:p>Передадим утром</text:p>
          </table:table-cell>
          <table:table-cell office:value-type="string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2022-08-19</text:p>
          </table:table-cell>
          <table:table-cell office:value-type="string">
            <text:p>01:36</text:p>
          </table:table-cell>
          <table:table-cell office:value-type="string">
            <text:p>Флотская ул. д. 2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4</text:p>
          </table:table-cell>
          <table:table-cell office:value-type="string">
            <text:p>Стаханова Екатерина</text:p>
          </table:table-cell>
          <table:table-cell office:value-type="string">
            <text:p/>
          </table:table-cell>
          <table:table-cell office:value-type="string">
            <text:p>Соседи громко читают стихи Маяковского</text:p>
          </table:table-cell>
          <table:table-cell office:value-type="string">
            <text:p>Мда уж...</text:p>
          </table:table-cell>
          <table:table-cell office:value-type="string">
            <text:p>Иванова Л.П.</text:p>
          </table:table-cell>
          <table:table-cell office:value-type="string">
            <text:p>Вообще не стали передавать</text:p>
          </table:table-cell>
          <table:table-cell office:value-type="string">
            <text:p>Все само затихло.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2022-08-20</text:p>
          </table:table-cell>
          <table:table-cell office:value-type="string">
            <text:p>02:08</text:p>
          </table:table-cell>
          <table:table-cell office:value-type="string">
            <text:p>Посадская ул. д. 42 корп.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Генералов Командир</text:p>
          </table:table-cell>
          <table:table-cell office:value-type="string">
            <text:p>89218889977</text:p>
          </table:table-cell>
          <table:table-cell office:value-type="string">
            <text:p>Объявлена война корпусу 1. Завтра планирется захватить объект детская площадка.</text:p>
          </table:table-cell>
          <table:table-cell office:value-type="string">
            <text:p>Что вообще там происходит</text:p>
          </table:table-cell>
          <table:table-cell office:value-type="string">
            <text:p>Беляева А.А.</text:p>
          </table:table-cell>
          <table:table-cell office:value-type="string">
            <text:p>Телеграфировали утром</text:p>
          </table:table-cell>
          <table:table-cell office:value-type="string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2022-08-20</text:p>
          </table:table-cell>
          <table:table-cell office:value-type="string">
            <text:p>03:55</text:p>
          </table:table-cell>
          <table:table-cell office:value-type="string">
            <text:p>Посадская ул. д. 1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Доходяга Р.И.</text:p>
          </table:table-cell>
          <table:table-cell office:value-type="string">
            <text:p>3112233</text:p>
          </table:table-cell>
          <table:table-cell office:value-type="string">
            <text:p>Не убирают лестничные площадки.</text:p>
          </table:table-cell>
          <table:table-cell office:value-type="string">
            <text:p>И это тоже тест</text:p>
          </table:table-cell>
          <table:table-cell office:value-type="string">
            <text:p>Беляева А.А.</text:p>
          </table:table-cell>
          <table:table-cell office:value-type="string">
            <text:p>4:00 - утро</text:p>
          </table:table-cell>
          <table:table-cell office:value-type="string">
            <text:p>Считаем, что сразу же вымыли все этажи.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2022-08-21</text:p>
          </table:table-cell>
          <table:table-cell office:value-type="string">
            <text:p>03:20</text:p>
          </table:table-cell>
          <table:table-cell office:value-type="string">
            <text:p>Аммермана ул. д. 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Очередной житель</text:p>
          </table:table-cell>
          <table:table-cell office:value-type="string">
            <text:p>3110011</text:p>
          </table:table-cell>
          <table:table-cell office:value-type="string">
            <text:p>Нужно освятить дом, в подвале живут демоны.</text:p>
          </table:table-cell>
          <table:table-cell office:value-type="string">
            <text:p>Странный адрес</text:p>
          </table:table-cell>
          <table:table-cell office:value-type="string">
            <text:p>Фриауф Т.В.</text:p>
          </table:table-cell>
          <table:table-cell office:value-type="string">
            <text:p>Утром все будет</text:p>
          </table:table-cell>
          <table:table-cell office:value-type="string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2022-08-22</text:p>
          </table:table-cell>
          <table:table-cell office:value-type="string">
            <text:p>03:00</text:p>
          </table:table-cell>
          <table:table-cell office:value-type="string">
            <text:p>Советская ул. д. 3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65</text:p>
          </table:table-cell>
          <table:table-cell office:value-type="string">
            <text:p>Последний Герой</text:p>
          </table:table-cell>
          <table:table-cell office:value-type="string">
            <text:p>89008007060</text:p>
          </table:table-cell>
          <table:table-cell office:value-type="string">
            <text:p>Тестовое обращение. Подходим к финалу.</text:p>
          </table:table-cell>
          <table:table-cell office:value-type="string">
            <text:p>Скоро все будет.</text:p>
          </table:table-cell>
          <table:table-cell office:value-type="string">
            <text:p>Иванова Л.П.</text:p>
          </table:table-cell>
          <table:table-cell office:value-type="string">
            <text:p>7:00 как проснемся</text:p>
          </table:table-cell>
          <table:table-cell office:value-type="string">
            <text:p>Почти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